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9693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5.322in"/>
    </style:style>
    <style:style style:name="co11" style:family="table-column">
      <style:table-column-properties fo:break-before="auto" style:column-width="5.45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etal / Energy</text:p>
          </table:table-cell>
          <table:table-cell table:style-name="ce1" office:value-type="string">
            <text:p>Build Time (Charges)</text:p>
          </table:table-cell>
          <table:table-cell table:style-name="ce1" office:value-type="string">
            <text:p>Health / Shield</text:p>
          </table:table-cell>
          <table:table-cell table:style-name="ce1" office:value-type="string">
            <text:p>Damage * Volley Count</text:p>
          </table:table-cell>
          <table:table-cell table:style-name="ce1" office:value-type="string">
            <text:p>Wpn Cooldown (Volley Interval)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Vision</text:p>
          </table:table-cell>
          <table:table-cell table:style-name="ce1" office:value-type="string">
            <text:p>Radar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Description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Auto 1</text:p>
          </table:table-cell>
          <table:table-cell office:value-type="string">
            <text:p>25/25</text:p>
          </table:table-cell>
          <table:table-cell office:value-type="string">
            <text:p>25 (4)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4" office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2">
          <table:table-cell office:value-type="string">
            <text:p>Auto 2</text:p>
          </table:table-cell>
          <table:table-cell office:value-type="string">
            <text:p>75/150</text:p>
          </table:table-cell>
          <table:table-cell office:value-type="string">
            <text:p>25 (4)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Auto 3</text:p>
          </table:table-cell>
          <table:table-cell office:value-type="string">
            <text:p>225/900</text:p>
          </table:table-cell>
          <table:table-cell office:value-type="string">
            <text:p>25 (4)</text:p>
          </table:table-cell>
          <table:table-cell office:value-type="float" office:value="1125">
            <text:p>1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2">
          <table:table-cell office:value-type="string">
            <text:p>Range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Ranged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45 * 3</text:p>
          </table:table-cell>
          <table:table-cell office:value-type="string">
            <text:p>3 (0.5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nged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135 * 5</text:p>
          </table:table-cell>
          <table:table-cell office:value-type="string">
            <text:p>5 (0.3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2">
          <table:table-cell office:value-type="string">
            <text:p>Bomber 1</text:p>
          </table:table-cell>
          <table:table-cell office:value-type="string">
            <text:p>50/100</text:p>
          </table:table-cell>
          <table:table-cell office:value-type="string">
            <text:p>50 (2)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Cheap unit with timed life (100 seconds). Attacks ground with bombs and water with torpedoes.</text:p>
          </table:table-cell>
          <table:table-cell table:number-columns-repeated="1011"/>
        </table:table-row>
        <table:table-row table:style-name="ro2">
          <table:table-cell office:value-type="string">
            <text:p>Bomber 2</text:p>
          </table:table-cell>
          <table:table-cell office:value-type="string">
            <text:p>150/600</text:p>
          </table:table-cell>
          <table:table-cell office:value-type="string">
            <text:p>50 (2)</text:p>
          </table:table-cell>
          <table:table-cell office:value-type="float" office:value="225">
            <text:p>225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omber 3</text:p>
          </table:table-cell>
          <table:table-cell office:value-type="string">
            <text:p>450/3600</text:p>
          </table:table-cell>
          <table:table-cell office:value-type="string">
            <text:p>50 (2)</text:p>
          </table:table-cell>
          <table:table-cell office:value-type="float" office:value="675">
            <text:p>675</text:p>
          </table:table-cell>
          <table:table-cell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1</text:p>
          </table:table-cell>
          <table:table-cell office:value-type="string">
            <text:p>100/20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2">
          <table:table-cell office:value-type="string">
            <text:p>Fighter 2</text:p>
          </table:table-cell>
          <table:table-cell office:value-type="string">
            <text:p>300/1200</text:p>
          </table:table-cell>
          <table:table-cell office:value-type="float" office:value="20">
            <text:p>20</text:p>
          </table:table-cell>
          <table:table-cell office:value-type="float" office:value="225">
            <text:p>225</text:p>
          </table:table-cell>
          <table:table-cell office:value-type="string">
            <text:p>20 * 3</text:p>
          </table:table-cell>
          <table:table-cell office:value-type="string">
            <text:p>2 (0.2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ighter 3</text:p>
          </table:table-cell>
          <table:table-cell office:value-type="string">
            <text:p>900/7200</text:p>
          </table:table-cell>
          <table:table-cell office:value-type="float" office:value="20">
            <text:p>20</text:p>
          </table:table-cell>
          <table:table-cell office:value-type="float" office:value="675">
            <text:p>675</text:p>
          </table:table-cell>
          <table:table-cell office:value-type="string">
            <text:p>72 * 5</text:p>
          </table:table-cell>
          <table:table-cell office:value-type="string">
            <text:p>4 (0.4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Transport 1</text:p>
          </table:table-cell>
          <table:table-cell office:value-type="string">
            <text:p>75/15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3 T1 units or a T2 unit. (Heavy takes double slots)</text:p>
          </table:table-cell>
          <table:table-cell table:style-name="ce6" office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2">
          <table:table-cell office:value-type="string">
            <text:p>Transport 2</text:p>
          </table:table-cell>
          <table:table-cell office:value-type="string">
            <text:p>450/1800</text:p>
          </table:table-cell>
          <table:table-cell office:value-type="float" office:value="30">
            <text:p>30</text:p>
          </table:table-cell>
          <table:table-cell office:value-type="float" office:value="900">
            <text:p>90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Transport 3</text:p>
          </table:table-cell>
          <table:table-cell office:value-type="string">
            <text:p>2700/21600</text:p>
          </table:table-cell>
          <table:table-cell office:value-type="float" office:value="60">
            <text:p>60</text:p>
          </table:table-cell>
          <table:table-cell office:value-type="string">
            <text:p>2700/270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Sieg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hotgun cannon with decent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525">
            <text:p>52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Scatter cannon with good range. Attacks ground.</text:p>
          </table:table-cell>
          <table:table-cell table:number-columns-repeated="1011"/>
        </table:table-row>
        <table:table-row table:style-name="ro1">
          <table:table-cell office:value-type="string">
            <text:p>Sieg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Artillery with great range. Attacks ground.</text:p>
          </table:table-cell>
          <table:table-cell table:number-columns-repeated="1011"/>
        </table:table-row>
        <table:table-row table:style-name="ro2">
          <table:table-cell office:value-type="string">
            <text:p>Builder 1</text:p>
          </table:table-cell>
          <table:table-cell office:value-type="string">
            <text:p>200/400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/A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 build power. Produces 0.2 metal per second.</text:p>
          </table:table-cell>
          <table:table-cell table:style-name="ce6" table:number-columns-spanned="1" table:number-rows-spanned="3"/>
          <table:table-cell table:number-columns-repeated="1011"/>
        </table:table-row>
        <table:table-row table:style-name="ro2">
          <table:table-cell office:value-type="string">
            <text:p>Builder 2</text:p>
          </table:table-cell>
          <table:table-cell office:value-type="string">
            <text:p>600/2400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table:number-columns-repeated="2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15 build power. Produces 0.6 metal per second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Builder 3</text:p>
          </table:table-cell>
          <table:table-cell office:value-type="string">
            <text:p>1800/14400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45 build power. Produces 1.8 metal per secon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Intel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 and Stealth.</text:p>
          </table:table-cell>
          <table:table-cell table:number-columns-repeated="1011"/>
        </table:table-row>
        <table:table-row table:style-name="ro1">
          <table:table-cell office:value-type="string">
            <text:p>Intel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450">
            <text:p>4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string">
            <text:p>Stealth.</text:p>
          </table:table-cell>
          <table:table-cell table:style-name="ce6" office:value-type="string">
            <text:p>Scout unit with long sight range, personal stealth, and radar.</text:p>
          </table:table-cell>
          <table:table-cell table:number-columns-repeated="1011"/>
        </table:table-row>
        <table:table-row table:style-name="ro1">
          <table:table-cell office:value-type="string">
            <text:p>Intel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string">
            <text:p>Stealth to allies in 18 radius.</text:p>
          </table:table-cell>
          <table:table-cell table:style-name="ce6" office:value-type="string">
            <text:p>Scout unit with long sight range, radar, and AoE stealth.</text:p>
          </table:table-cell>
          <table:table-cell table:number-columns-repeated="1011"/>
        </table:table-row>
        <table:table-row table:style-name="ro2">
          <table:table-cell office:value-type="string">
            <text:p>Spy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15 seconds.</text:p>
          </table:table-cell>
          <table:table-cell table:style-name="ce6" office:value-type="string" table:number-columns-spanned="1" table:number-rows-spanned="3">
            <text:p>Spy plane that tags enemy units, keeping them revealed for a short period.</text:p>
          </table:table-cell>
          <table:table-cell table:number-columns-repeated="1011"/>
        </table:table-row>
        <table:table-row table:style-name="ro2">
          <table:table-cell office:value-type="string">
            <text:p>Spy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375">
            <text:p>375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Spy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1225">
            <text:p>1225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1</text:p>
          </table:table-cell>
          <table:table-cell office:value-type="string">
            <text:p>50/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4 * 15</text:p>
          </table:table-cell>
          <table:table-cell office:value-type="string">
            <text:p>9 (0.4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table-cell table:style-name="ce6" office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2">
          <table:table-cell office:value-type="string">
            <text:p>Fast 2</text:p>
          </table:table-cell>
          <table:table-cell office:value-type="string">
            <text:p>150/30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6 * 30</text:p>
          </table:table-cell>
          <table:table-cell office:value-type="string">
            <text:p>9 (0.2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Fast 3</text:p>
          </table:table-cell>
          <table:table-cell office:value-type="string">
            <text:p>450/1800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string">
            <text:p>9 * 60</text:p>
          </table:table-cell>
          <table:table-cell office:value-type="string">
            <text:p>9 (0.1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string">
            <text:p>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Heavy 1</text:p>
          </table:table-cell>
          <table:table-cell office:value-type="string">
            <text:p>400/800</text:p>
          </table:table-cell>
          <table:table-cell office:value-type="float" office:value="80">
            <text:p>80</text:p>
          </table:table-cell>
          <table:table-cell office:value-type="string">
            <text:p>400/200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5 shields per second.</text:p>
          </table:table-cell>
          <table:table-cell table:style-name="ce6" office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Heavy 2</text:p>
          </table:table-cell>
          <table:table-cell table:style-name="Default" office:value-type="string">
            <text:p>2400/9600</text:p>
          </table:table-cell>
          <table:table-cell office:value-type="float" office:value="160">
            <text:p>160</text:p>
          </table:table-cell>
          <table:table-cell office:value-type="string">
            <text:p>2400/1200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30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1">
          <table:table-cell table:style-name="Default" office:value-type="string">
            <text:p>Heavy 3</text:p>
          </table:table-cell>
          <table:table-cell office:value-type="string">
            <text:p>14400/115200</text:p>
          </table:table-cell>
          <table:table-cell office:value-type="float" office:value="320">
            <text:p>320</text:p>
          </table:table-cell>
          <table:table-cell office:value-type="string">
            <text:p>14400/7200</text:p>
          </table:table-cell>
          <table:table-cell office:value-type="float" office:value="2700">
            <text:p>2700</text:p>
          </table:table-cell>
          <table:table-cell office:value-type="float" office:value="1.5">
            <text:p>1.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 office:value-type="string">
            <text:p>Regens 180 shields per second.</text:p>
          </table:table-cell>
          <table:covered-table-cell table:style-name="ce7"/>
          <table:table-cell table:style-name="Default" table:number-columns-repeated="1011"/>
        </table:table-row>
        <table:table-row table:style-name="ro2">
          <table:table-cell table:style-name="Default" office:value-type="string">
            <text:p>Mobile SAM 1</text:p>
          </table:table-cell>
          <table:table-cell office:value-type="string">
            <text:p>75/75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string">
            <text:p>40 * 2</text:p>
          </table:table-cell>
          <table:table-cell office:value-type="string">
            <text:p>10 (0.6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 table:number-columns-repeated="1012"/>
        </table:table-row>
        <table:table-row table:style-name="ro2">
          <table:table-cell table:style-name="Default" office:value-type="string">
            <text:p>Mobile SAM 2</text:p>
          </table:table-cell>
          <table:table-cell office:value-type="string">
            <text:p>225/45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120 * 3</text:p>
          </table:table-cell>
          <table:table-cell office:value-type="string">
            <text:p>15 (0.9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 table:style-name="Default" office:value-type="string">
            <text:p>Mobile SAM 3</text:p>
          </table:table-cell>
          <table:table-cell office:value-type="string">
            <text:p>675/27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360 * 4</text:p>
          </table:table-cell>
          <table:table-cell office:value-type="string">
            <text:p>20 (1.2)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2">
          <table:table-cell office:value-type="string">
            <text:p>Missile Launch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  <table:table-cell office:value-type="string">
            <text:p>500 (1 HP)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2</text:p>
          </table:table-cell>
          <table:table-cell office:value-type="string">
            <text:p>1200/2400</text:p>
          </table:table-cell>
          <table:table-cell office:value-type="float" office:value="80">
            <text:p>80</text:p>
          </table:table-cell>
          <table:table-cell office:value-type="float" office:value="1500">
            <text:p>1500</text:p>
          </table:table-cell>
          <table:table-cell office:value-type="string">
            <text:p>2500 (6 HP)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Launcher 3</text:p>
          </table:table-cell>
          <table:table-cell office:value-type="string">
            <text:p>7200/28800</text:p>
          </table:table-cell>
          <table:table-cell office:value-type="float" office:value="160">
            <text:p>160</text:p>
          </table:table-cell>
          <table:table-cell office:value-type="float" office:value="9000">
            <text:p>9000</text:p>
          </table:table-cell>
          <table:table-cell office:value-type="string">
            <text:p>12500 (36 HP)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1</text:p>
          </table:table-cell>
          <table:table-cell office:value-type="string">
            <text:p>25/7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2</text:p>
          </table:table-cell>
          <table:table-cell office:value-type="string">
            <text:p>75/90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>
            <text:p>Suicide 3</text:p>
          </table:table-cell>
          <table:table-cell office:value-type="string">
            <text:p>225/108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0">
            <text:p>12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1</text:p>
          </table:table-cell>
          <table:table-cell office:value-type="string">
            <text:p>150/30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string">
            <text:p>1 * 3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2</text:p>
          </table:table-cell>
          <table:table-cell office:value-type="string">
            <text:p>750/3000</text:p>
          </table:table-cell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office:value-type="string">
            <text:p>3 * 6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Swatter 3</text:p>
          </table:table-cell>
          <table:table-cell office:value-type="string">
            <text:p>3750/30000</text:p>
          </table:table-cell>
          <table:table-cell office:value-type="float" office:value="83">
            <text:p>83</text:p>
          </table:table-cell>
          <table:table-cell office:value-type="float" office:value="3750">
            <text:p>3750</text:p>
          </table:table-cell>
          <table:table-cell office:value-type="string">
            <text:p>9 * 12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Frigate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Counters 1 torpedo every 9 seconds. T1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string">
            <text:p>Counters 1 torpedo every 3 seconds. T2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Frigate 3</text:p>
          </table:table-cell>
          <table:table-cell office:value-type="string">
            <text:p>2250/9000</text:p>
          </table:table-cell>
          <table:table-cell office:value-type="float" office:value="50">
            <text:p>50</text:p>
          </table:table-cell>
          <table:table-cell office:value-type="float" office:value="4500">
            <text:p>4500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string">
            <text:p>Counters 1 torpedo every 1 second. T3 SAM.</text:p>
          </table:table-cell>
          <table:table-cell table:style-name="ce2" office:value-type="string">
            <text:p>Effective against destroyers. Core navy unit.</text:p>
          </table:table-cell>
          <table:table-cell table:number-columns-repeated="1011"/>
        </table:table-row>
        <table:table-row table:style-name="ro2">
          <table:table-cell office:value-type="string">
            <text:p>Sub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350">
            <text:p>350</text:p>
          </table:table-cell>
          <table:table-cell office:value-type="string">
            <text:p>75 TP</text:p>
          </table:table-cell>
          <table:table-cell office:value-type="float" office:value="3.6">
            <text:p>3.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2</text:p>
          </table:table-cell>
          <table:table-cell office:value-type="string">
            <text:p>750/1500</text:p>
          </table:table-cell>
          <table:table-cell office:value-type="float" office:value="50">
            <text:p>50</text:p>
          </table:table-cell>
          <table:table-cell office:value-type="float" office:value="1050">
            <text:p>1050</text:p>
          </table:table-cell>
          <table:table-cell office:value-type="string">
            <text:p>75 TP</text:p>
          </table:table-cell>
          <table:table-cell office:value-type="float" office:value="1.2">
            <text:p>1.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Sub 3</text:p>
          </table:table-cell>
          <table:table-cell office:value-type="string">
            <text:p>2250/9000</text:p>
          </table:table-cell>
          <table:table-cell office:value-type="float" office:value="50">
            <text:p>50</text:p>
          </table:table-cell>
          <table:table-cell office:value-type="float" office:value="3150">
            <text:p>3150</text:p>
          </table:table-cell>
          <table:table-cell office:value-type="string">
            <text:p>75 TP</text:p>
          </table:table-cell>
          <table:table-cell office:value-type="float" office:value="0.4">
            <text:p>0.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Effective against navies without any destroyers.</text:p>
          </table:table-cell>
          <table:table-cell table:number-columns-repeated="1011"/>
        </table:table-row>
        <table:table-row table:style-name="ro2">
          <table:table-cell office:value-type="string">
            <text:p>Missile Sub 1</text:p>
          </table:table-cell>
          <table:table-cell office:value-type="string">
            <text:p>2000/2000</text:p>
          </table:table-cell>
          <table:table-cell office:value-type="float" office:value="100">
            <text:p>100</text:p>
          </table:table-cell>
          <table:table-cell office:value-type="float" office:value="2500">
            <text:p>2500</text:p>
          </table:table-cell>
          <table:table-cell office:value-type="string">
            <text:p>150 TP * 2, 500 * 12 (1 HP)</text:p>
          </table:table-cell>
          <table:table-cell office:value-type="string">
            <text:p>3.6, 240 (20)</text:p>
          </table:table-cell>
          <table:table-cell office:value-type="string">
            <text:p>16, 4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<text:s/>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2</text:p>
          </table:table-cell>
          <table:table-cell office:value-type="string">
            <text:p>6000/12000</text:p>
          </table:table-cell>
          <table:table-cell office:value-type="float" office:value="200">
            <text:p>200</text:p>
          </table:table-cell>
          <table:table-cell office:value-type="float" office:value="7500">
            <text:p>7500</text:p>
          </table:table-cell>
          <table:table-cell office:value-type="string">
            <text:p>150 TP * 2, 2500 * 6 (6 HP)</text:p>
          </table:table-cell>
          <table:table-cell office:value-type="string">
            <text:p>1.2, 240 (40)</text:p>
          </table:table-cell>
          <table:table-cell office:value-type="string">
            <text:p>16, 6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<text:s/>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2">
          <table:table-cell office:value-type="string">
            <text:p>Missile Sub 3</text:p>
          </table:table-cell>
          <table:table-cell office:value-type="string">
            <text:p>18000/72000</text:p>
          </table:table-cell>
          <table:table-cell office:value-type="float" office:value="400">
            <text:p>400</text:p>
          </table:table-cell>
          <table:table-cell office:value-type="float" office:value="22500">
            <text:p>22500</text:p>
          </table:table-cell>
          <table:table-cell office:value-type="string">
            <text:p>150 TP * 2, 12500 * 3 (36 HP)</text:p>
          </table:table-cell>
          <table:table-cell office:value-type="string">
            <text:p>0.4, 240 (80)</text:p>
          </table:table-cell>
          <table:table-cell office:value-type="string">
            <text:p>16, 9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<text:s/>Stealth.</text:p>
          </table:table-cell>
          <table:table-cell table:style-name="ce2" office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>
            <text:p>Destroyer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string">
            <text:p>100, 200 TP</text:p>
          </table:table-cell>
          <table:table-cell office:value-type="string">
            <text:p>2, 3.6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9 seconds. T1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2</text:p>
          </table:table-cell>
          <table:table-cell office:value-type="string">
            <text:p>2250/4500</text:p>
          </table:table-cell>
          <table:table-cell office:value-type="float" office:value="150">
            <text:p>150</text:p>
          </table:table-cell>
          <table:table-cell office:value-type="float" office:value="3750">
            <text:p>3750</text:p>
          </table:table-cell>
          <table:table-cell office:value-type="string">
            <text:p>300, 200 TP</text:p>
          </table:table-cell>
          <table:table-cell office:value-type="string">
            <text:p>2, 1.2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3 seconds. T2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>
            <text:p>Destroyer 3</text:p>
          </table:table-cell>
          <table:table-cell office:value-type="string">
            <text:p>6750/27000</text:p>
          </table:table-cell>
          <table:table-cell office:value-type="float" office:value="150">
            <text:p>150</text:p>
          </table:table-cell>
          <table:table-cell office:value-type="float" office:value="11250">
            <text:p>11250</text:p>
          </table:table-cell>
          <table:table-cell office:value-type="string">
            <text:p>900, 200 TP</text:p>
          </table:table-cell>
          <table:table-cell office:value-type="string">
            <text:p>2, 0.4</text:p>
          </table:table-cell>
          <table:table-cell office:value-type="string">
            <text:p>24, 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 torpedo every 1 second. T3 SAM.</text:p>
          </table:table-cell>
          <table:table-cell table:style-name="ce2" office:value-type="string">
            <text:p>Effective against subs and battlecruisers.</text:p>
          </table:table-cell>
          <table:table-cell table:number-columns-repeated="1011"/>
        </table:table-row>
        <table:table-row table:style-name="ro2">
          <table:table-cell office:value-type="string">
            <text:p>Battleship 1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office:value-type="string">
            <text:p>(100 * 2) x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hree T1 missile defense systems. T1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2</text:p>
          </table:table-cell>
          <table:table-cell office:value-type="string">
            <text:p>4500/18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office:value-type="string">
            <text:p>(200 * 2) x3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missile defense systems. T2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2">
          <table:table-cell office:value-type="string">
            <text:p>Battleship 3</text:p>
          </table:table-cell>
          <table:table-cell office:value-type="string">
            <text:p>13500/108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office:value-type="string">
            <text:p>(400 * 2) x4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One T3 missile defense system. T3 torpedo defense.</text:p>
          </table:table-cell>
          <table:table-cell table:style-name="ce2" office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>
            <text:p>Battlecruis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  <table:table-cell office:value-type="string">
            <text:p>260 x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office:value-type="string">
            <text:p>520 x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Battlecruis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18000">
            <text:p>18000</text:p>
          </table:table-cell>
          <table:table-cell office:value-type="string">
            <text:p>1170 x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/>
          <table:table-cell table:style-name="ce2" office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>
            <text:p>Carrier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Two T1 SAM's. Can deploy 12 T1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2</text:p>
          </table:table-cell>
          <table:table-cell office:value-type="string">
            <text:p>4500/9000</text:p>
          </table:table-cell>
          <table:table-cell office:value-type="float" office:value="300">
            <text:p>300</text:p>
          </table:table-cell>
          <table:table-cell office:value-type="float" office:value="7500">
            <text:p>7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Two T2 SAM's. Can deploy 12 T2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arrier 3</text:p>
          </table:table-cell>
          <table:table-cell office:value-type="string">
            <text:p>13500/54000</text:p>
          </table:table-cell>
          <table:table-cell office:value-type="float" office:value="300">
            <text:p>300</text:p>
          </table:table-cell>
          <table:table-cell office:value-type="float" office:value="22500">
            <text:p>22500</text:p>
          </table:table-cell>
          <table:table-cell table:number-columns-repeated="3" office:value-type="string">
            <text:p>N/A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Two T3 SAM's. Can deploy 12 T3 bombers every 2 minutes.</text:p>
          </table:table-cell>
          <table:table-cell table:style-name="ce2" office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>
            <text:p>Cruiser 1</text:p>
          </table:table-cell>
          <table:table-cell office:value-type="string">
            <text:p>1000/2000</text:p>
          </table:table-cell>
          <table:table-cell office:value-type="float" office:value="200">
            <text:p>200</text:p>
          </table:table-cell>
          <table:table-cell office:value-type="float" office:value="1500">
            <text:p>1500</text:p>
          </table:table-cell>
          <table:table-cell office:value-type="string">
            <text:p>500 * 12 (1 HP)</text:p>
          </table:table-cell>
          <table:table-cell office:value-type="string">
            <text:p>480 (40)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Missile deals damage in 1 radius. <text:s/>Two T1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>
            <text:p>Cruiser 2</text:p>
          </table:table-cell>
          <table:table-cell office:value-type="string">
            <text:p>3000/12000</text:p>
          </table:table-cell>
          <table:table-cell office:value-type="float" office:value="200">
            <text:p>200</text:p>
          </table:table-cell>
          <table:table-cell office:value-type="float" office:value="4500">
            <text:p>4500</text:p>
          </table:table-cell>
          <table:table-cell office:value-type="string">
            <text:p>2500 * 6 (6 HP)</text:p>
          </table:table-cell>
          <table:table-cell office:value-type="string">
            <text:p>480 (80)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Missile deals damage in 3 radius. <text:s/>Two T2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3">
          <table:table-cell office:value-type="string">
            <text:p>Cruiser 3</text:p>
          </table:table-cell>
          <table:table-cell office:value-type="string">
            <text:p>9000/72000</text:p>
          </table:table-cell>
          <table:table-cell office:value-type="float" office:value="200">
            <text:p>200</text:p>
          </table:table-cell>
          <table:table-cell office:value-type="float" office:value="13500">
            <text:p>13500</text:p>
          </table:table-cell>
          <table:table-cell office:value-type="string">
            <text:p>12500 * 3 (36 HP)</text:p>
          </table:table-cell>
          <table:table-cell office:value-type="string">
            <text:p>480 (160)</text:p>
          </table:table-cell>
          <table:table-cell office:value-type="float" office:value="96">
            <text:p>96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string">
            <text:p>Missile deals damage in 9 radius. <text:s/>Two T3 SAM's.</text:p>
          </table:table-cell>
          <table:table-cell table:style-name="ce2" office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Latrodectus</text:p>
          </table:table-cell>
          <table:table-cell office:value-type="string">
            <text:p>5000/2500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string">
            <text:p>495 * 24</text:p>
          </table:table-cell>
          <table:table-cell office:value-type="string">
            <text:p>10 (0.1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2">
          <table:table-cell office:value-type="string">
            <text:p>Doom</text:p>
          </table:table-cell>
          <table:table-cell office:value-type="string">
            <text:p>10000/500000</text:p>
          </table:table-cell>
          <table:table-cell office:value-type="float" office:value="2000">
            <text:p>2000</text:p>
          </table:table-cell>
          <table:table-cell office:value-type="float" office:value="15000">
            <text:p>15000</text:p>
          </table:table-cell>
          <table:table-cell office:value-type="float" office:value="2400">
            <text:p>24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string">
            <text:p>Deals damage in 9 radius.</text:p>
          </table:table-cell>
          <table:table-cell table:style-name="ce2" office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2">
          <table:table-cell office:value-type="string">
            <text:p>Silencer</text:p>
          </table:table-cell>
          <table:table-cell office:value-type="string">
            <text:p>15000/750000</text:p>
          </table:table-cell>
          <table:table-cell office:value-type="float" office:value="3000">
            <text:p>3000</text:p>
          </table:table-cell>
          <table:table-cell office:value-type="float" office:value="20000">
            <text:p>20000</text:p>
          </table:table-cell>
          <table:table-cell office:value-type="string">
            <text:p>11250 * 3 (36 HP)</text:p>
          </table:table-cell>
          <table:table-cell office:value-type="string">
            <text:p>540 (180)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</text:p>
          </table:table-cell>
          <table:table-cell table:style-name="ce2" office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>
            <text:p>Collossus</text:p>
          </table:table-cell>
          <table:table-cell office:value-type="string">
            <text:p>20000/1000000</text:p>
          </table:table-cell>
          <table:table-cell office:value-type="float" office:value="4000">
            <text:p>4000</text:p>
          </table:table-cell>
          <table:table-cell office:value-type="float" office:value="25000">
            <text:p>25000</text:p>
          </table:table-cell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2" office:value-type="string">
            <text:p>Massive battle tank with a big ass laser.</text:p>
          </table:table-cell>
          <table:table-cell table:number-columns-repeated="1011"/>
        </table:table-row>
        <table:table-row table:style-name="ro2">
          <table:table-cell office:value-type="string">
            <text:p>Eclipse</text:p>
          </table:table-cell>
          <table:table-cell office:value-type="string">
            <text:p>25000/1250000</text:p>
          </table:table-cell>
          <table:table-cell table:style-name="Default"/>
          <table:table-cell office:value-type="float" office:value="25000">
            <text:p>25000</text:p>
          </table:table-cell>
          <table:table-cell office:value-type="float" office:value="11250">
            <text:p>112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Deals damage in 9 radius. </text:p>
          </table:table-cell>
          <table:table-cell table:style-name="ce2" office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>
            <text:p>Underminer</text:p>
          </table:table-cell>
          <table:table-cell office:value-type="string">
            <text:p>30000/1500000</text:p>
          </table:table-cell>
          <table:table-cell office:value-type="float" office:value="6000">
            <text:p>6000</text:p>
          </table:table-cell>
          <table:table-cell office:value-type="float" office:value="25000">
            <text:p>25000</text:p>
          </table:table-cell>
          <table:table-cell table:number-columns-repeated="5"/>
          <table:table-cell office:value-type="string">
            <text:p>N/A</text:p>
          </table:table-cell>
          <table:table-cell/>
          <table:table-cell table:style-name="ce2" office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>
            <text:p>Invader</text:p>
          </table:table-cell>
          <table:table-cell table:number-columns-repeated="8"/>
          <table:table-cell office:value-type="string">
            <text:p>N/A</text:p>
          </table:table-cell>
          <table:table-cell/>
          <table:table-cell table:style-name="ce2" office:value-type="string">
            <text:p>Experimental arbiteresque transport.</text:p>
          </table:table-cell>
          <table:table-cell table:number-columns-repeated="1011"/>
        </table:table-row>
        <table:table-row table:style-name="ro2">
          <table:table-cell table:style-name="ce3" office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Laser 1</text:p>
          </table:table-cell>
          <table:table-cell office:value-type="string">
            <text:p>150/150</text:p>
          </table:table-cell>
          <table:table-cell office:value-type="float" office:value="45">
            <text:p>45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5 energy per shot.</text:p>
          </table:table-cell>
          <table:table-cell table:style-name="ce6" office:value-type="string">
            <text:p>Short range laser turret.</text:p>
          </table:table-cell>
          <table:table-cell table:number-columns-repeated="1011"/>
        </table:table-row>
        <table:table-row table:style-name="ro1">
          <table:table-cell office:value-type="string">
            <text:p>Laser 2</text:p>
          </table:table-cell>
          <table:table-cell office:value-type="string">
            <text:p>900/1800</text:p>
          </table:table-cell>
          <table:table-cell office:value-type="float" office:value="270">
            <text:p>270</text:p>
          </table:table-cell>
          <table:table-cell office:value-type="float" office:value="1800">
            <text:p>1800</text:p>
          </table:table-cell>
          <table:table-cell office:value-type="float" office:value="100">
            <text:p>100</text:p>
          </table:table-cell>
          <table:table-cell office:value-type="float" office:value="0.8">
            <text:p>0.8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50 energy per shot.</text:p>
          </table:table-cell>
          <table:table-cell table:style-name="ce6" office:value-type="string">
            <text:p>Medium range turret. Overkills most T1 units.</text:p>
          </table:table-cell>
          <table:table-cell table:number-columns-repeated="1011"/>
        </table:table-row>
        <table:table-row table:style-name="ro1">
          <table:table-cell office:value-type="string">
            <text:p>Laser 3</text:p>
          </table:table-cell>
          <table:table-cell office:value-type="string">
            <text:p>5400/21600</text:p>
          </table:table-cell>
          <table:table-cell office:value-type="float" office:value="1080">
            <text:p>1080</text:p>
          </table:table-cell>
          <table:table-cell office:value-type="float" office:value="10800">
            <text:p>10800</text:p>
          </table:table-cell>
          <table:table-cell office:value-type="float" office:value="2000">
            <text:p>2000</text:p>
          </table:table-cell>
          <table:table-cell office:value-type="float" office:value="3.2">
            <text:p>3.2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500 energy per shot.</text:p>
          </table:table-cell>
          <table:table-cell table:style-name="ce6" office:value-type="string">
            <text:p>Long range heavy turret. Overkills most T2 units.</text:p>
          </table:table-cell>
          <table:table-cell table:number-columns-repeated="1011"/>
        </table:table-row>
        <table:table-row table:style-name="ro1">
          <table:table-cell office:value-type="string">
            <text:p>SAM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string">
            <text:p>40 * 4</text:p>
          </table:table-cell>
          <table:table-cell office:value-type="string">
            <text:p>1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1">
          <table:table-cell office:value-type="string">
            <text:p>SAM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900">
            <text:p>900</text:p>
          </table:table-cell>
          <table:table-cell office:value-type="string">
            <text:p>120 * 6</text:p>
          </table:table-cell>
          <table:table-cell office:value-type="string">
            <text:p>15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 office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1">
          <table:table-cell office:value-type="string">
            <text:p>SAM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2700">
            <text:p>2700</text:p>
          </table:table-cell>
          <table:table-cell office:value-type="string">
            <text:p>360 * 8</text:p>
          </table:table-cell>
          <table:table-cell office:value-type="string">
            <text:p>2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table:style-name="Default"/>
          <table:table-cell table:style-name="ce6" office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1">
          <table:table-cell office:value-type="string">
            <text:p>Missile Silo 1</text:p>
          </table:table-cell>
          <table:table-cell office:value-type="string">
            <text:p>1000/1000</text:p>
          </table:table-cell>
          <table:table-cell office:value-type="float" office:value="200">
            <text:p>200</text:p>
          </table:table-cell>
          <table:table-cell office:value-type="float" office:value="2000">
            <text:p>2000</text:p>
          </table:table-cell>
          <table:table-cell office:value-type="string">
            <text:p>500 * 12 (1 HP)</text:p>
          </table:table-cell>
          <table:table-cell office:value-type="string">
            <text:p>480 (40)</text:p>
          </table:table-cell>
          <table:table-cell office:value-type="float" office:value="90">
            <text:p>9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1 radius. </text:p>
          </table:table-cell>
          <table:table-cell table:style-name="ce6" office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1">
          <table:table-cell office:value-type="string">
            <text:p>Missile Silo 2</text:p>
          </table:table-cell>
          <table:table-cell office:value-type="string">
            <text:p>6000/12000</text:p>
          </table:table-cell>
          <table:table-cell office:value-type="float" office:value="1200">
            <text:p>1200</text:p>
          </table:table-cell>
          <table:table-cell office:value-type="float" office:value="12000">
            <text:p>12000</text:p>
          </table:table-cell>
          <table:table-cell office:value-type="string">
            <text:p>2500 * 12 (6 HP)</text:p>
          </table:table-cell>
          <table:table-cell office:value-type="string">
            <text:p>480 (40)</text:p>
          </table:table-cell>
          <table:table-cell office:value-type="float" office:value="127">
            <text:p>127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3 radius. </text:p>
          </table:table-cell>
          <table:table-cell table:style-name="ce6" office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1">
          <table:table-cell office:value-type="string">
            <text:p>Missile Silo 3</text:p>
          </table:table-cell>
          <table:table-cell office:value-type="string">
            <text:p>36000/144000</text:p>
          </table:table-cell>
          <table:table-cell office:value-type="float" office:value="7200">
            <text:p>7200</text:p>
          </table:table-cell>
          <table:table-cell office:value-type="float" office:value="72000">
            <text:p>72000</text:p>
          </table:table-cell>
          <table:table-cell office:value-type="string">
            <text:p>12500 * 12 (36 HP)</text:p>
          </table:table-cell>
          <table:table-cell office:value-type="string">
            <text:p>480 (40)</text:p>
          </table:table-cell>
          <table:table-cell office:value-type="float" office:value="180">
            <text:p>18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Missile deals damage in 9 radius. </text:p>
          </table:table-cell>
          <table:table-cell table:style-name="ce6" office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2">
          <table:table-cell office:value-type="string">
            <text:p>Missile Defense 1</text:p>
          </table:table-cell>
          <table:table-cell office:value-type="string">
            <text:p>200/40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string">
            <text:p>1 * 6</text:p>
          </table:table-cell>
          <table:table-cell office:value-type="string">
            <text:p>20 (0.4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2</text:p>
          </table:table-cell>
          <table:table-cell office:value-type="string">
            <text:p>1000/4000</text:p>
          </table:table-cell>
          <table:table-cell office:value-type="float" office:value="150">
            <text:p>150</text:p>
          </table:table-cell>
          <table:table-cell office:value-type="float" office:value="1500">
            <text:p>1500</text:p>
          </table:table-cell>
          <table:table-cell office:value-type="string">
            <text:p>3 * 12</text:p>
          </table:table-cell>
          <table:table-cell office:value-type="string">
            <text:p>20 (0.2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Missile Defense 3</text:p>
          </table:table-cell>
          <table:table-cell office:value-type="string">
            <text:p>5000/40000</text:p>
          </table:table-cell>
          <table:table-cell office:value-type="float" office:value="750">
            <text:p>750</text:p>
          </table:table-cell>
          <table:table-cell office:value-type="float" office:value="9000">
            <text:p>9000</text:p>
          </table:table-cell>
          <table:table-cell office:value-type="string">
            <text:p>9 * 24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Rada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/>
          <table:table-cell table:style-name="ce6" office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2">
          <table:table-cell office:value-type="string">
            <text:p>Radar 2</text:p>
          </table:table-cell>
          <table:table-cell office:value-type="string">
            <text:p>300/1200</text:p>
          </table:table-cell>
          <table:table-cell table:number-columns-repeated="2"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Radar 3</text:p>
          </table:table-cell>
          <table:table-cell office:value-type="string">
            <text:p>900/144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108">
            <text:p>108</text:p>
          </table:table-cell>
          <table:table-cell office:value-type="float" office:value="162">
            <text:p>162</text:p>
          </table:table-cell>
          <table:table-cell/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Extrac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5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5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Extractor 3</text:p>
          </table:table-cell>
          <table:table-cell office:value-type="string">
            <text:p>9000/36000</text:p>
          </table:table-cell>
          <table:table-cell office:value-type="float" office:value="1800">
            <text:p>1800</text:p>
          </table:table-cell>
          <table:table-cell office:value-type="float" office:value="12500">
            <text:p>12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45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Genera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 energy per second.</text:p>
          </table:table-cell>
          <table:table-cell table:style-name="ce6" office:value-type="string">
            <text:p>Deals 5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2</text:p>
          </table:table-cell>
          <table:table-cell office:value-type="string">
            <text:p>2000/4000</text:p>
          </table:table-cell>
          <table:table-cell office:value-type="float" office:value="400">
            <text:p>400</text:p>
          </table:table-cell>
          <table:table-cell office:value-type="float" office:value="3500">
            <text:p>3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 energy per second.</text:p>
          </table:table-cell>
          <table:table-cell table:style-name="ce6" office:value-type="string">
            <text:p>Deals 500 damage on death in small AoE.</text:p>
          </table:table-cell>
          <table:table-cell table:number-columns-repeated="1011"/>
        </table:table-row>
        <table:table-row table:style-name="ro1">
          <table:table-cell office:value-type="string">
            <text:p>Generator 3</text:p>
          </table:table-cell>
          <table:table-cell office:value-type="string">
            <text:p>16000/48000</text:p>
          </table:table-cell>
          <table:table-cell office:value-type="float" office:value="3200">
            <text:p>3200</text:p>
          </table:table-cell>
          <table:table-cell office:value-type="float" office:value="24500">
            <text:p>245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000 energy per second.</text:p>
          </table:table-cell>
          <table:table-cell table:style-name="ce6" office:value-type="string">
            <text:p>Deals 5000 damage on death in small AoE.</text:p>
          </table:table-cell>
          <table:table-cell table:number-columns-repeated="1011"/>
        </table:table-row>
        <table:table-row table:style-name="ro2">
          <table:table-cell office:value-type="string">
            <text:p>Wind 1</text:p>
          </table:table-cell>
          <table:table-cell office:value-type="string">
            <text:p>100/2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5 energy per second.</text:p>
          </table:table-cell>
          <table:table-cell table:style-name="ce2" office:value-type="string">
            <text:p>A cheap, but vulnerable alternative to generators.</text:p>
          </table:table-cell>
          <table:table-cell table:number-columns-repeated="1011"/>
        </table:table-row>
        <table:table-row table:style-name="ro2">
          <table:table-cell office:value-type="string">
            <text:p>Wind 2</text:p>
          </table:table-cell>
          <table:table-cell office:value-type="string">
            <text:p>400/1600</text:p>
          </table:table-cell>
          <table:table-cell office:value-type="float" office:value="40">
            <text:p>40</text:p>
          </table:table-cell>
          <table:table-cell office:value-type="float" office:value="350">
            <text:p>3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25 energy per second.</text:p>
          </table:table-cell>
          <table:table-cell table:style-name="ce2" office:value-type="string">
            <text:p>A cheap, but vulnerable alternative to generators.</text:p>
          </table:table-cell>
          <table:table-cell table:number-columns-repeated="1011"/>
        </table:table-row>
        <table:table-row table:style-name="ro2">
          <table:table-cell office:value-type="string">
            <text:p>Wind 3</text:p>
          </table:table-cell>
          <table:table-cell office:value-type="string">
            <text:p>1600/12800</text:p>
          </table:table-cell>
          <table:table-cell office:value-type="float" office:value="160">
            <text:p>160</text:p>
          </table:table-cell>
          <table:table-cell office:value-type="float" office:value="1225">
            <text:p>1225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duces 125 energy per second.</text:p>
          </table:table-cell>
          <table:table-cell table:style-name="ce2" office:value-type="string">
            <text:p>A cheap, but vulnerable alternative to generators.</text:p>
          </table:table-cell>
          <table:table-cell table:number-columns-repeated="1011"/>
        </table:table-row>
        <table:table-row table:style-name="ro2">
          <table:table-cell office:value-type="string">
            <text:p>Factory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1250">
            <text:p>12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3750">
            <text:p>37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Factory 3</text:p>
          </table:table-cell>
          <table:table-cell office:value-type="string">
            <text:p>4500/18000</text:p>
          </table:table-cell>
          <table:table-cell office:value-type="float" office:value="900">
            <text:p>900</text:p>
          </table:table-cell>
          <table:table-cell office:value-type="float" office:value="11250">
            <text:p>1125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>
            <text:p>Repair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8 build power at 80% of the units original cost.</text:p>
          </table:table-cell>
          <table:table-cell table:style-name="ce6" office:value-type="string">
            <text:p>Short range repair tower. Keep a small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table:number-columns-repeated="2" office:value-type="string">
            <text:p>N/A</text:p>
          </table:table-cell>
          <table:table-cell office:value-type="float" office:value="23">
            <text:p>23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20 build power at 60% of the units original cost.</text:p>
          </table:table-cell>
          <table:table-cell table:style-name="ce6" office:value-type="string">
            <text:p>Medium range repair tower. Keep a large base at full HP.</text:p>
          </table:table-cell>
          <table:table-cell table:number-columns-repeated="1011"/>
        </table:table-row>
        <table:table-row table:style-name="ro1">
          <table:table-cell office:value-type="string">
            <text:p>Repair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/A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pairs with 50 build power at 40% of the units original cost.</text:p>
          </table:table-cell>
          <table:table-cell table:style-name="ce6" office:value-type="string">
            <text:p>Long range repair tower. Keep a massive base at full HP.</text:p>
          </table:table-cell>
          <table:table-cell table:number-columns-repeated="1011"/>
        </table:table-row>
        <table:table-row table:style-name="ro1">
          <table:table-cell office:value-type="string">
            <text:p>Shiel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100 health per second. Consumes 5 energy for every 10 health restored.</text:p>
          </table:table-cell>
          <table:table-cell table:style-name="ce6" office:value-type="string">
            <text:p>Small area shield battery. Keep a priority target safe.</text:p>
          </table:table-cell>
          <table:table-cell table:number-columns-repeated="1011"/>
        </table:table-row>
        <table:table-row table:style-name="ro1">
          <table:table-cell office:value-type="string">
            <text:p>Shield 2</text:p>
          </table:table-cell>
          <table:table-cell office:value-type="string">
            <text:p>300/600</text:p>
          </table:table-cell>
          <table:table-cell office:value-type="float" office:value="60">
            <text:p>60</text:p>
          </table:table-cell>
          <table:table-cell office:value-type="float" office:value="1500">
            <text:p>1500</text:p>
          </table:table-cell>
          <table:table-cell table:number-columns-repeated="2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300 health per second. Consumes 5 energy for every 10 health restored.</text:p>
          </table:table-cell>
          <table:table-cell table:style-name="ce6" office:value-type="string">
            <text:p>Medium area shield battery. Keep a defensive cluster safe.</text:p>
          </table:table-cell>
          <table:table-cell table:number-columns-repeated="1011"/>
        </table:table-row>
        <table:table-row table:style-name="ro1">
          <table:table-cell office:value-type="string">
            <text:p>Shield 3</text:p>
          </table:table-cell>
          <table:table-cell office:value-type="string">
            <text:p>900/3600</text:p>
          </table:table-cell>
          <table:table-cell office:value-type="float" office:value="180">
            <text:p>180</text:p>
          </table:table-cell>
          <table:table-cell office:value-type="float" office:value="4500">
            <text:p>45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Regens 900 health per second. Consumes 5 energy for every 10 health restored.</text:p>
          </table:table-cell>
          <table:table-cell table:style-name="ce6" office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>
            <text:p>Artillery 1</text:p>
          </table:table-cell>
          <table:table-cell office:value-type="string">
            <text:p>1500/1500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400 energy per shot.</text:p>
          </table:table-cell>
          <table:table-cell table:style-name="ce6" office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>
            <text:p>Artillery 2</text:p>
          </table:table-cell>
          <table:table-cell office:value-type="string">
            <text:p>9000/18000</text:p>
          </table:table-cell>
          <table:table-cell office:value-type="float" office:value="1800">
            <text:p>1800</text:p>
          </table:table-cell>
          <table:table-cell office:value-type="float" office:value="15000">
            <text:p>15000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400 energy per shot.</text:p>
          </table:table-cell>
          <table:covered-table-cell table:style-name="ce6"/>
          <table:table-cell table:number-columns-repeated="1011"/>
        </table:table-row>
        <table:table-row table:style-name="ro2">
          <table:table-cell office:value-type="string">
            <text:p>Artillery 3</text:p>
          </table:table-cell>
          <table:table-cell office:value-type="string">
            <text:p>54000/216000</text:p>
          </table:table-cell>
          <table:table-cell office:value-type="float" office:value="10800">
            <text:p>10800</text:p>
          </table:table-cell>
          <table:table-cell office:value-type="float" office:value="90000">
            <text:p>90000</text:p>
          </table:table-cell>
          <table:table-cell office:value-type="float" office:value="400">
            <text:p>400</text:p>
          </table:table-cell>
          <table:table-cell office:value-type="float" office:value="0.5">
            <text:p>0.5</text:p>
          </table:table-cell>
          <table:table-cell office:value-type="float" office:value="150">
            <text:p>1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onsumes 400 energy per sho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>
            <text:p>Teleport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9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2</text:p>
          </table:table-cell>
          <table:table-cell office:value-type="string">
            <text:p>600/1200</text:p>
          </table:table-cell>
          <table:table-cell office:value-type="float" office:value="120">
            <text:p>120</text:p>
          </table:table-cell>
          <table:table-cell office:value-type="float" office:value="1600">
            <text:p>1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3 seconds to any other teleporter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>
            <text:p>Teleporter 3</text:p>
          </table:table-cell>
          <table:table-cell office:value-type="string">
            <text:p>1800/7200</text:p>
          </table:table-cell>
          <table:table-cell office:value-type="float" office:value="360">
            <text:p>360</text:p>
          </table:table-cell>
          <table:table-cell office:value-type="float" office:value="6400">
            <text:p>6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Can move units in 1 second to any other teleporter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>
            <text:p>Stealth Gen 1</text:p>
          </table:table-cell>
          <table:table-cell office:value-type="string">
            <text:p>100/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12 radius.</text:p>
          </table:table-cell>
          <table:table-cell table:number-columns-repeated="1012"/>
        </table:table-row>
        <table:table-row table:style-name="ro2">
          <table:table-cell office:value-type="string">
            <text:p>Stealth Gen 2</text:p>
          </table:table-cell>
          <table:table-cell office:value-type="string">
            <text:p>300/120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21 radius.</text:p>
          </table:table-cell>
          <table:table-cell table:number-columns-repeated="1012"/>
        </table:table-row>
        <table:table-row table:style-name="ro2">
          <table:table-cell office:value-type="string">
            <text:p>Stealth Gen 3</text:p>
          </table:table-cell>
          <table:table-cell office:value-type="string">
            <text:p>900/14400</text:p>
          </table:table-cell>
          <table:table-cell office:value-type="float" office:value="450">
            <text:p>450</text:p>
          </table:table-cell>
          <table:table-cell office:value-type="float" office:value="100">
            <text:p>1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Provides stealth to units in 36 radius.</text:p>
          </table:table-cell>
          <table:table-cell table:number-columns-repeated="1012"/>
        </table:table-row>
        <table:table-row table:style-name="ro2">
          <table:table-cell office:value-type="string">
            <text:p>Prime Storage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00 prime Storage. Produces 0.2 prime per second.</text:p>
          </table:table-cell>
          <table:table-cell table:number-columns-repeated="1012"/>
        </table:table-row>
        <table:table-row table:style-name="ro2">
          <table:table-cell office:value-type="string">
            <text:p>Prime Storage 2</text:p>
          </table:table-cell>
          <table:table-cell office:value-type="string">
            <text:p>1600/3200</text:p>
          </table:table-cell>
          <table:table-cell office:value-type="float" office:value="320">
            <text:p>320</text:p>
          </table:table-cell>
          <table:table-cell office:value-type="float" office:value="2800">
            <text:p>28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000 prime Storage. Produces 2 prime per second.</text:p>
          </table:table-cell>
          <table:table-cell table:number-columns-repeated="1012"/>
        </table:table-row>
        <table:table-row table:style-name="ro2">
          <table:table-cell office:value-type="string">
            <text:p>Prime Storage 3</text:p>
          </table:table-cell>
          <table:table-cell office:value-type="string">
            <text:p>12800/51200</text:p>
          </table:table-cell>
          <table:table-cell office:value-type="float" office:value="2560">
            <text:p>2560</text:p>
          </table:table-cell>
          <table:table-cell office:value-type="float" office:value="19600">
            <text:p>1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0000 prime Storage. Produces 20 prime per second.</text:p>
          </table:table-cell>
          <table:table-cell table:number-columns-repeated="1012"/>
        </table:table-row>
        <table:table-row table:style-name="ro2">
          <table:table-cell office:value-type="string">
            <text:p>Energy Storage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00 energy Storage. Produces 5 energy per second.</text:p>
          </table:table-cell>
          <table:table-cell table:number-columns-repeated="1012"/>
        </table:table-row>
        <table:table-row table:style-name="ro2">
          <table:table-cell office:value-type="string">
            <text:p>Energy Storage 2</text:p>
          </table:table-cell>
          <table:table-cell office:value-type="string">
            <text:p>1600/3200</text:p>
          </table:table-cell>
          <table:table-cell office:value-type="float" office:value="320">
            <text:p>320</text:p>
          </table:table-cell>
          <table:table-cell office:value-type="float" office:value="2800">
            <text:p>28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000 energy Storage. Produces 50 energy per second.</text:p>
          </table:table-cell>
          <table:table-cell table:number-columns-repeated="1012"/>
        </table:table-row>
        <table:table-row table:style-name="ro2">
          <table:table-cell office:value-type="string">
            <text:p>Energy Storage 3</text:p>
          </table:table-cell>
          <table:table-cell office:value-type="string">
            <text:p>12800/51200</text:p>
          </table:table-cell>
          <table:table-cell office:value-type="float" office:value="2560">
            <text:p>2560</text:p>
          </table:table-cell>
          <table:table-cell office:value-type="float" office:value="19600">
            <text:p>1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string">
            <text:p>50000 energy Storage. Produces 500 energy per second.</text:p>
          </table:table-cell>
          <table:table-cell table:number-columns-repeated="1012"/>
        </table:table-row>
        <table:table-row table:style-name="ro2" table:number-rows-repeated="3">
          <table:table-cell table:style-name="Default" table:number-columns-repeated="11"/>
          <table:table-cell table:number-columns-repeated="1012"/>
        </table:table-row>
        <table:table-row table:style-name="ro2" table:number-rows-repeated="104844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0000-00-00T22:53:07.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6-21T11:35:12.88</dc:date>
    <meta:editing-duration>P19DT13H11M17S</meta:editing-duration>
    <meta:editing-cycles>1937</meta:editing-cycles>
    <meta:generator>LibreOffice/4.0.5.2$Windows_x86 LibreOffice_project/5464147a081647a250913f19c0715bca595af2f</meta:generator>
    <meta:document-statistic meta:table-count="1" meta:cell-count="1392" meta:object-count="0"/>
  </office:meta>
</office:document-meta>
</file>